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11df1f" officeooo:paragraph-rsid="0011df1f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df1f" officeooo:paragraph-rsid="0011df1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1df1f" officeooo:paragraph-rsid="0011df1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1df1f" officeooo:paragraph-rsid="0011df1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4pt" fo:font-weight="bold" officeooo:rsid="0011df1f" officeooo:paragraph-rsid="0011df1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weight="bold" officeooo:rsid="0013705d" officeooo:paragraph-rsid="0013705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4pt" fo:font-weight="bold" officeooo:rsid="0013705d" officeooo:paragraph-rsid="0013705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fo:font-size="14pt" fo:font-weight="normal" officeooo:rsid="0011df1f" officeooo:paragraph-rsid="0011df1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style:font-size-asian="10pt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style:font-name="Monospace" fo:font-size="10pt" fo:font-style="italic" style:font-size-asian="10pt" style:font-style-asian="italic"/>
    </style:style>
    <style:style style:name="T5" style:family="text">
      <style:text-properties style:font-name="Monospace" fo:font-size="10pt" fo:font-weight="bold" style:font-size-asian="10pt" style:font-weight-asian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 ЛАБОРАТОРНАЯ РАБОТА №5</text:p>
      <text:p text:style-name="P2">ИЗУЧЕНИЕ ТЕХНОЛОГИЙ SERVLET И JSP</text:p>
      <text:p text:style-name="P1"><text:tab/><text:span text:style-name="T1">Цель работы:</text:span> Изучить Java технологии Servlet и JSP для реализацииинтерфейса пользователя.</text:p>
      <text:p text:style-name="P1"/>
      <text:p text:style-name="P1"><text:span text:style-name="T1"><text:tab/>5.1 Краткие теоретические сведения</text:span></text:p>
      <text:p text:style-name="P1"/>
      <text:p text:style-name="P4"><text:tab/>Сервлеты – это особым образом написанные (согласно спецификации)Java-программы, которые выполняются удаленно на сервере и вызов которыхосуществляется удаленно из web-броузера с помощью HTTP протокола черезweb-сервер.</text:p>
      <text:p text:style-name="P4"><text:tab/>Вскоре после появления технологии сервлетов web-разработчикам всетаки пришлось столкнуться с одним большим неудобством: для генерацииHTML-страниц на лету с помощью сервлета весь HTML-код приходилосьпомещать в сами сервлеты. Получалось, что HTML-код страницы (presentation)смешивался с Java-кодом (logic), что затрудняло работу, как программиста, так и дизайнерам сайта. Для решения этой проблемы была придумана технология JSP – Java Server Pages. Она во многом напоминала существовавшие тогдатехнологии ASP (от Microsoft) и ColdFusion (от Allaire). Но сходство было чисто внешним. Так же как и в ASP и в ColdFusion в JSP вы могли вставлять Java-код прямо в HTML-код страницы. Если в ASP и ColdFusion этот код при каждом вызове страницы интерпретировался, то в JSP при первом вызове jsp-страницы этот код незримо от разработчика транслировался в сервлет и компилировался, после чего при последующих обращениях веб-сервер вызывает уже не транслятор самой jsp-страницы, а откомпилированный сервлет. Разумеется, при внесении изменений в jsp-страницу веб-серверобнаруживает, что страница изменилась и снова обновляет сервлет, соответствующий этой странице.</text:p>
      <text:p text:style-name="P4"><text:tab/>JSP-страница обслуживает запросы также, как это делает сервлет. Такимобразом, жизненный цикл и большинство возможностей JSP-страниц (вчастности, динамические аспекты) определяются технологией Java Servlet.Когда запрос отображается на JSP-страницу, он обрабатывается специальнымсервлетом, который вначале проверяет, не является ли сервлет JSP-страницыстарше, чем сама JSP-страница. Если это так, он транслирует JSP-страницу вкласс сервлета и компилирует класс. Одним из преимуществ процессаразработки JSP-страниц по сравнению с разработкой сервлетов является то, чтопроцесс создания JSP-страниц осуществляется автоматически.</text:p>
      <text:p text:style-name="P4"><text:tab/>Можно настроить процесс инициализации путем переопределения методаjspInit интерфейса JspPage. Это позволит JSP-странице считывать постоянныеданные конфигурации, инициализировать ресурсы и осуществлять любуюдругую единовременную деятельность. Освобождают ресурсы, используяметод jspDestroy.</text:p>
      <text:p text:style-name="P4"><text:tab/>В виду того, что корпоративный компонент совместно используется всеми JSP-страницами, его необходимо инициализировать при запуске приложения, а не в каждой отдельной JSP- странице. Технология Java Servlet обеспечивает для этой цели события жизненного цикла приложения и классы-слушатели.</text:p>
      <text:p text:style-name="P3"><text:soft-page-break/><text:tab/>5.2 Файл web.xml</text:p>
      <text:p text:style-name="P5"><text:span text:style-name="T2">&lt;?xml version="1.0" encoding="UTF-8"?&gt;</text:span></text:p>
      <text:p text:style-name="P9"><text:span text:style-name="T2">&lt;web-app xmlns:xsi="http://www.w3.org/2001/XMLSchema-instance" xmlns="http://java.sun.com/xml/ns/javaee" xmlns:web="http://java.sun.com/xml/ns/javaee" xsi:schemaLocation="http://java.sun.com/xml/ns/javaee http://java.sun.com/xml/ns/javaee/web-app_2_5.xsd" id="WebApp_ID" version="2.5"&gt;</text:span></text:p>
      <text:p text:style-name="P9"><text:span text:style-name="T2"><text:s text:c="2"/>&lt;display-name&gt;</text:span><text:span text:style-name="T3">pilorama</text:span><text:span text:style-name="T2">&lt;/display-name&gt;</text:span></text:p>
      <text:p text:style-name="P9"><text:span text:style-name="T2"><text:s text:c="2"/>&lt;welcome-file-list&gt;</text:span></text:p>
      <text:p text:style-name="P9"><text:span text:style-name="T2"><text:s text:c="4"/>&lt;welcome-file&gt;index.html&lt;/welcome-file&gt;</text:span></text:p>
      <text:p text:style-name="P9"><text:span text:style-name="T2"><text:s text:c="4"/>&lt;welcome-file&gt;index.htm&lt;/welcome-file&gt;</text:span></text:p>
      <text:p text:style-name="P9"><text:span text:style-name="T2"><text:s text:c="4"/>&lt;welcome-file&gt;index.jsp&lt;/welcome-file&gt;</text:span></text:p>
      <text:p text:style-name="P9"><text:span text:style-name="T2"><text:s text:c="4"/>&lt;welcome-file&gt;default.html&lt;/welcome-file&gt;</text:span></text:p>
      <text:p text:style-name="P9"><text:span text:style-name="T2"><text:s text:c="4"/>&lt;welcome-file&gt;default.htm&lt;/welcome-file&gt;</text:span></text:p>
      <text:p text:style-name="P9"><text:span text:style-name="T2"><text:s text:c="4"/>&lt;welcome-file&gt;default.jsp&lt;/welcome-file&gt;</text:span></text:p>
      <text:p text:style-name="P9"><text:span text:style-name="T2"><text:s text:c="2"/>&lt;/welcome-file-list&gt;</text:span></text:p>
      <text:p text:style-name="P9"><text:span text:style-name="T2"><text:s text:c="2"/>&lt;servlet&gt;</text:span></text:p>
      <text:p text:style-name="P9"><text:span text:style-name="T2"><text:s text:c="4"/>&lt;servlet-name&gt;loginServlet&lt;/servlet-name&gt;</text:span></text:p>
      <text:p text:style-name="P9"><text:span text:style-name="T2"><text:s text:c="4"/>&lt;servlet-class&gt;</text:span></text:p>
      <text:p text:style-name="P9"><text:span text:style-name="T2"><text:tab/><text:tab/><text:tab/>server.Login</text:span></text:p>
      <text:p text:style-name="P9"><text:span text:style-name="T2"><text:s text:c="4"/>&lt;/servlet-class&gt;</text:span></text:p>
      <text:p text:style-name="P9"><text:span text:style-name="T2"><text:s text:c="2"/>&lt;/servlet&gt;</text:span></text:p>
      <text:p text:style-name="P9"><text:span text:style-name="T2"><text:s text:c="2"/>&lt;servlet-mapping&gt;</text:span></text:p>
      <text:p text:style-name="P9"><text:span text:style-name="T2"><text:s text:c="4"/>&lt;servlet-name&gt;loginServlet&lt;/servlet-name&gt;</text:span></text:p>
      <text:p text:style-name="P9"><text:span text:style-name="T2"><text:s text:c="4"/>&lt;url-pattern&gt;/login&lt;/url-pattern&gt;</text:span></text:p>
      <text:p text:style-name="P9"><text:span text:style-name="T2"><text:s text:c="2"/>&lt;/servlet-mapping&gt;</text:span></text:p>
      <text:p text:style-name="P9"><text:span text:style-name="T2">&lt;/web-app&gt;</text:span></text:p>
      <text:p text:style-name="P5"><text:tab/></text:p>
      <text:p text:style-name="P5"><text:tab/>5.3 Исходные тексты классов</text:p>
      <text:p text:style-name="P8"><text:span text:style-name="T4">@WebServlet</text:span><text:span text:style-name="T2">("/Login")</text:span></text:p>
      <text:p text:style-name="P10"><text:span text:style-name="T2">public class Login extends HttpServlet {</text:span></text:p>
      <text:p text:style-name="P10"><text:span text:style-name="T2"><text:tab/>private static final long </text:span><text:span text:style-name="T4">serialVersionUID</text:span><text:span text:style-name="T2"> = 1L;</text:span></text:p>
      <text:p text:style-name="P10"><text:span text:style-name="T2"><text:s text:c="7"/></text:span></text:p>
      <text:p text:style-name="P10"><text:span text:style-name="T2"/></text:p>
      <text:p text:style-name="P10"><text:span text:style-name="T2"><text:s text:c="4"/>public Login() {</text:span></text:p>
      <text:p text:style-name="P10"><text:span text:style-name="T2"><text:s text:c="8"/>super();</text:span></text:p>
      <text:p text:style-name="P10"><text:span text:style-name="T2"><text:s text:c="4"/>}</text:span></text:p>
      <text:p text:style-name="P10"><text:span text:style-name="T2"><text:tab/>protected void doGet(HttpServletRequest request, HttpServletResponse response) throws ServletException, IOException {</text:span></text:p>
      <text:p text:style-name="P10"><text:span text:style-name="T2"><text:tab/>}</text:span></text:p>
      <text:p text:style-name="P11"/>
      <text:p text:style-name="P10"><text:span text:style-name="T2"><text:tab/>protected void doPost(HttpServletRequest request, HttpServletResponse response) throws ServletException, IOException {</text:span></text:p>
      <text:p text:style-name="P10"><text:span text:style-name="T2"><text:tab/><text:tab/></text:span></text:p>
      <text:p text:style-name="P10"><text:span text:style-name="T2"><text:tab/><text:tab/>String login = (String)request.getParameter("login");</text:span></text:p>
      <text:p text:style-name="P10"><text:span text:style-name="T2"><text:tab/><text:tab/>String password = (String)request.getParameter("password");</text:span></text:p>
      <text:p text:style-name="P10"><text:span text:style-name="T2"><text:tab/><text:tab/>HumanDAO humanDAO = new HumanDAO();</text:span></text:p>
      <text:p text:style-name="P10"><text:span text:style-name="T2"><text:tab/><text:tab/>HttpSession session = request.getSession();</text:span></text:p>
      <text:p text:style-name="P10"><text:span text:style-name="T2"><text:tab/><text:tab/>Human human = humanDAO.getForesterByLoginAndPassword(login, password);</text:span></text:p>
      <text:p text:style-name="P10"><text:span text:style-name="T2"><text:tab/><text:tab/>if (human == null){</text:span></text:p>
      <text:p text:style-name="P10"><text:span text:style-name="T2"><text:tab/><text:tab/><text:tab/>//</text:span><text:span text:style-name="T3">придумать</text:span><text:span text:style-name="T2"> </text:span><text:span text:style-name="T3">чтото</text:span></text:p>
      <text:p text:style-name="P10"><text:span text:style-name="T2"><text:tab/><text:tab/><text:tab/>response.sendError(404);</text:span></text:p>
      <text:p text:style-name="P10"><text:span text:style-name="T2"><text:tab/><text:tab/><text:tab/>return;</text:span></text:p>
      <text:p text:style-name="P10"><text:span text:style-name="T2"><text:tab/><text:tab/>} else {</text:span></text:p>
      <text:p text:style-name="P10"><text:span text:style-name="T2"><text:tab/><text:tab/><text:tab/>if (human instanceof Admin){</text:span></text:p>
      <text:p text:style-name="P10"><text:span text:style-name="T2"><text:tab/><text:tab/><text:tab/><text:tab/>session.setAttribute("userType", "admin");</text:span></text:p>
      <text:p text:style-name="P10"><text:span text:style-name="T2"><text:tab/><text:tab/><text:tab/>}</text:span></text:p>
      <text:p text:style-name="P10"><text:span text:style-name="T2"><text:tab/><text:tab/><text:tab/>if (human instanceof Worker){</text:span></text:p>
      <text:p text:style-name="P10"><text:span text:style-name="T2"><text:tab/><text:tab/><text:tab/><text:tab/>session.setAttribute("userType", "worker");</text:span></text:p>
      <text:p text:style-name="P10"><text:span text:style-name="T2"><text:tab/><text:tab/><text:tab/>}</text:span></text:p>
      <text:p text:style-name="P10"><text:soft-page-break/><text:span text:style-name="T2"><text:tab/><text:tab/><text:tab/>if (human instanceof Forester){</text:span></text:p>
      <text:p text:style-name="P10"><text:span text:style-name="T2"><text:tab/><text:tab/><text:tab/><text:tab/>session.setAttribute("userType", "forester");</text:span></text:p>
      <text:p text:style-name="P10"><text:span text:style-name="T2"><text:tab/><text:tab/><text:tab/>}</text:span></text:p>
      <text:p text:style-name="P10"><text:span text:style-name="T2"><text:tab/><text:tab/><text:tab/>session.setAttribute("userFirstName", human.getFirstName());</text:span></text:p>
      <text:p text:style-name="P10"><text:span text:style-name="T2"><text:tab/><text:tab/><text:tab/>session.setAttribute("userId", human.getHumanId());</text:span></text:p>
      <text:p text:style-name="P10"><text:span text:style-name="T2"><text:tab/><text:tab/><text:tab/>session.setAttribute("userLastName", human.getLastName());</text:span></text:p>
      <text:p text:style-name="P10"><text:span text:style-name="T2"><text:tab/><text:tab/><text:tab/>response.sendRedirect("index.jsp");</text:span></text:p>
      <text:p text:style-name="P10"><text:span text:style-name="T2"><text:tab/><text:tab/><text:tab/>return;</text:span></text:p>
      <text:p text:style-name="P10"><text:span text:style-name="T2"><text:tab/><text:tab/>}</text:span></text:p>
      <text:p text:style-name="P10"><text:span text:style-name="T2"><text:tab/>}</text:span></text:p>
      <text:p text:style-name="P10"><text:span text:style-name="T2">}</text:span></text:p>
      <text:p text:style-name="P8"/>
      <text:p text:style-name="P8"><text:span text:style-name="T2">&lt;%@page import="util.LoginErrorException"%&gt;</text:span></text:p>
      <text:p text:style-name="P9"><text:span text:style-name="T2">&lt;%@ page language="java" contentType="text/html; charset=UTF-8"</text:span></text:p>
      <text:p text:style-name="P9"><text:span text:style-name="T2"><text:s text:c="4"/>pageEncoding="UTF-8"%&gt;</text:span></text:p>
      <text:p text:style-name="P12"/>
      <text:p text:style-name="P9"><text:span text:style-name="T2">&lt;html&gt;</text:span></text:p>
      <text:p text:style-name="P12"/>
      <text:p text:style-name="P9"><text:span text:style-name="T2"><text:tab/>&lt;head&gt;</text:span></text:p>
      <text:p text:style-name="P9"><text:span text:style-name="T2"><text:tab/><text:tab/>&lt;link rel="stylesheet" type="text/css" href="main.css" /&gt;</text:span></text:p>
      <text:p text:style-name="P9"><text:span text:style-name="T2"><text:tab/><text:tab/>&lt;title&gt;</text:span><text:span text:style-name="T3">Пилорама</text:span><text:span text:style-name="T2">&lt;/title&gt;</text:span></text:p>
      <text:p text:style-name="P9"><text:span text:style-name="T2"><text:tab/>&lt;/head&gt;</text:span></text:p>
      <text:p text:style-name="P9"><text:span text:style-name="T2"><text:tab/><text:tab/></text:span></text:p>
      <text:p text:style-name="P9"><text:span text:style-name="T2"><text:tab/>&lt;body&gt;</text:span></text:p>
      <text:p text:style-name="P9"><text:span text:style-name="T2"><text:tab/><text:tab/>&lt;div id='upper_banner'&gt;</text:span></text:p>
      <text:p text:style-name="P9"><text:span text:style-name="T2"><text:tab/><text:tab/><text:tab/>&lt;h1 id='main_header'&gt;</text:span><text:span text:style-name="T3">Пилорама</text:span><text:span text:style-name="T2">&lt;/h1&gt;</text:span></text:p>
      <text:p text:style-name="P9"><text:span text:style-name="T2"><text:tab/><text:tab/>&lt;/div&gt;</text:span></text:p>
      <text:p text:style-name="P9"><text:span text:style-name="T2"><text:tab/><text:tab/>&lt;div id='main_field'&gt;</text:span></text:p>
      <text:p text:style-name="P9"><text:span text:style-name="T2"><text:tab/><text:tab/><text:tab/>&lt;div id='left_part'&gt;</text:span></text:p>
      <text:p text:style-name="P9"><text:span text:style-name="T2"><text:tab/><text:tab/><text:tab/><text:tab/>&lt;h3 class='title'&gt;</text:span></text:p>
      <text:p text:style-name="P9"><text:span text:style-name="T2"><text:tab/><text:tab/><text:tab/><text:tab/><text:tab/></text:span><text:span text:style-name="T3">Информация</text:span></text:p>
      <text:p text:style-name="P9"><text:span text:style-name="T2"><text:tab/><text:tab/><text:tab/><text:tab/>&lt;/h3&gt;</text:span></text:p>
      <text:p text:style-name="P9"><text:span text:style-name="T2"><text:tab/><text:tab/><text:tab/><text:tab/>&lt;a href='products.jsp' class='ref'&gt;</text:span><text:span text:style-name="T3">Производимые</text:span><text:span text:style-name="T2"> </text:span><text:span text:style-name="T3">изделия</text:span><text:span text:style-name="T2">&lt;/a&gt;&lt;br/&gt;</text:span></text:p>
      <text:p text:style-name="P9"><text:span text:style-name="T2"><text:tab/><text:tab/><text:tab/><text:tab/>&lt;a href='Woods.jsp' class='ref'&gt;</text:span><text:span text:style-name="T3">Закупаемая</text:span><text:span text:style-name="T2"> </text:span><text:span text:style-name="T3">древесина</text:span><text:span text:style-name="T2">&lt;/a&gt;&lt;br/&gt;</text:span></text:p>
      <text:p text:style-name="P9"><text:span text:style-name="T2"><text:tab/><text:tab/><text:tab/><text:tab/>&lt;a href='http://www.znaytovar.ru/gost/2/GOST_3808180_Pilomaterialy_xvo.html' class='ref'&gt;ГОСТ 3808.1-80&lt;/a&gt;&lt;br/&gt;</text:span></text:p>
      <text:p text:style-name="P9"><text:span text:style-name="T2"><text:tab/><text:tab/><text:tab/><text:tab/>&lt;a href='http://www.vashdom.ru/gost/7319-80/' class='ref'&gt;ГОСТ 7319-80&lt;/a&gt;&lt;br/&gt;</text:span></text:p>
      <text:p text:style-name="P9"><text:span text:style-name="T2"><text:tab/><text:tab/><text:tab/><text:tab/>&lt;a href='index.jsp' class='ref'&gt;</text:span><text:span text:style-name="T3">На</text:span><text:span text:style-name="T2"> </text:span><text:span text:style-name="T3">главную</text:span><text:span text:style-name="T2">&lt;/a&gt;&lt;br/&gt;</text:span></text:p>
      <text:p text:style-name="P9"><text:span text:style-name="T2"><text:tab/><text:tab/><text:tab/><text:tab/>&lt;%</text:span></text:p>
      <text:p text:style-name="P9"><text:span text:style-name="T2"><text:tab/><text:tab/><text:tab/><text:tab/>String userType = (String)session.getAttribute("userType");</text:span></text:p>
      <text:p text:style-name="P9"><text:span text:style-name="T2"><text:tab/><text:tab/><text:tab/><text:tab/></text:span><text:span text:style-name="T5">if</text:span><text:span text:style-name="T2"> (userType != </text:span><text:span text:style-name="T5">null</text:span><text:span text:style-name="T2"> &amp;&amp; userType.equals("lesnik")){</text:span></text:p>
      <text:p text:style-name="P9"><text:span text:style-name="T2"><text:tab/><text:tab/><text:tab/><text:tab/><text:tab/>out.print("&lt;a href='sell.jsp' class='ref'&gt;Продать древесину&lt;/a&gt;&lt;br/&gt;"+ <text:s text:c="2"/></text:span></text:p>
      <text:p text:style-name="P9"><text:span text:style-name="T2"><text:tab/><text:tab/><text:tab/><text:tab/><text:tab/><text:tab/><text:tab/>"&lt;a href='supply_list.jsp' class='ref'&gt;Посмотреть поставки&lt;/a&gt;");</text:span></text:p>
      <text:p text:style-name="P9"><text:span text:style-name="T2"><text:tab/><text:tab/><text:tab/><text:tab/>}</text:span></text:p>
      <text:p text:style-name="P9"><text:span text:style-name="T2"><text:tab/><text:tab/><text:tab/><text:tab/></text:span><text:span text:style-name="T5">if</text:span><text:span text:style-name="T2"> (userType != </text:span><text:span text:style-name="T5">null</text:span><text:span text:style-name="T2"> &amp;&amp; userType.equals("admin")){</text:span></text:p>
      <text:p text:style-name="P9"><text:span text:style-name="T2"><text:tab/><text:tab/><text:tab/><text:tab/><text:tab/>out.print("&lt;a href='user_list.jsp' class='ref'&gt;Список пользователей&lt;/a&gt;&lt;br/&gt;"+ <text:s text:c="2"/></text:span></text:p>
      <text:p text:style-name="P9"><text:span text:style-name="T2"><text:tab/><text:tab/><text:tab/><text:tab/><text:tab/><text:tab/><text:tab/>"&lt;a href='add_user.jsp' class='ref'&gt;Добавить пользователя&lt;/a&gt;");</text:span></text:p>
      <text:p text:style-name="P9"><text:span text:style-name="T2"><text:tab/><text:tab/><text:tab/><text:tab/>}</text:span></text:p>
      <text:p text:style-name="P9"><text:span text:style-name="T2"><text:tab/><text:tab/><text:tab/><text:tab/></text:span><text:span text:style-name="T5">if</text:span><text:span text:style-name="T2"> (userType != </text:span><text:span text:style-name="T5">null</text:span><text:span text:style-name="T2"> &amp;&amp; userType.equals("worker")){</text:span></text:p>
      <text:p text:style-name="P9"><text:span text:style-name="T2"><text:tab/><text:tab/><text:tab/><text:tab/><text:tab/>out.print("&lt;a href='craft.jsp' class='ref'&gt;Cделать изделие&lt;/a&gt;&lt;br/&gt;");</text:span></text:p>
      <text:p text:style-name="P9"><text:span text:style-name="T2"><text:tab/><text:tab/><text:tab/><text:tab/>}</text:span></text:p>
      <text:p text:style-name="P9"><text:span text:style-name="T2"><text:tab/><text:tab/><text:tab/><text:tab/>%&gt;</text:span></text:p>
      <text:p text:style-name="P9"><text:soft-page-break/><text:span text:style-name="T2"><text:tab/><text:tab/><text:tab/>&lt;/div&gt;</text:span></text:p>
      <text:p text:style-name="P9"><text:span text:style-name="T2"><text:tab/><text:tab/><text:tab/>&lt;div id='right_part'&gt;</text:span></text:p>
      <text:p text:style-name="P9"><text:span text:style-name="T2"><text:tab/><text:tab/><text:tab/>&lt;% <text:s/></text:span></text:p>
      <text:p text:style-name="P9"><text:span text:style-name="T2"><text:tab/><text:tab/><text:tab/><text:tab/></text:span><text:span text:style-name="T5">if</text:span><text:span text:style-name="T2"> (userType == </text:span><text:span text:style-name="T5">null</text:span><text:span text:style-name="T2">) { %&gt;</text:span></text:p>
      <text:p text:style-name="P9"><text:span text:style-name="T2"><text:tab/><text:tab/><text:tab/><text:tab/><text:tab/>&lt;h3 class='title'&gt;</text:span></text:p>
      <text:p text:style-name="P9"><text:span text:style-name="T2"><text:tab/><text:tab/><text:tab/><text:tab/><text:tab/><text:tab/></text:span><text:span text:style-name="T3">Войти</text:span><text:span text:style-name="T2"> </text:span><text:span text:style-name="T3">на</text:span><text:span text:style-name="T2"> </text:span><text:span text:style-name="T3">сайт</text:span></text:p>
      <text:p text:style-name="P9"><text:span text:style-name="T2"><text:tab/><text:tab/><text:tab/><text:tab/><text:tab/>&lt;/h3&gt;</text:span></text:p>
      <text:p text:style-name="P9"><text:span text:style-name="T2"><text:tab/><text:tab/><text:tab/><text:tab/><text:tab/>&lt;form id='LoginForm' action='login' method="post"&gt;</text:span></text:p>
      <text:p text:style-name="P9"><text:span text:style-name="T2"><text:tab/><text:tab/><text:tab/><text:tab/><text:tab/><text:tab/>&lt;p&gt;</text:span><text:span text:style-name="T3">Введите</text:span><text:span text:style-name="T2"> </text:span><text:span text:style-name="T3">имя</text:span><text:span text:style-name="T2">&lt;/p&gt;</text:span></text:p>
      <text:p text:style-name="P9"><text:span text:style-name="T2"><text:tab/><text:tab/><text:tab/><text:tab/><text:tab/><text:tab/>&lt;input </text:span><text:span text:style-name="T3">cols</text:span><text:span text:style-name="T2">="30" </text:span><text:span text:style-name="T3">rows</text:span><text:span text:style-name="T2">="1" </text:span><text:span text:style-name="T3">wrap</text:span><text:span text:style-name="T2">="virtual" name="login"/&gt;</text:span></text:p>
      <text:p text:style-name="P9"><text:span text:style-name="T2"><text:tab/><text:tab/><text:tab/><text:tab/><text:tab/><text:tab/>&lt;p&gt;</text:span><text:span text:style-name="T3">Введите</text:span><text:span text:style-name="T2"> </text:span><text:span text:style-name="T3">пароль</text:span><text:span text:style-name="T2">&lt;/p&gt;</text:span></text:p>
      <text:p text:style-name="P9"><text:span text:style-name="T2"><text:tab/><text:tab/><text:tab/><text:tab/><text:tab/><text:tab/>&lt;input </text:span><text:span text:style-name="T3">cols</text:span><text:span text:style-name="T2">="30" </text:span><text:span text:style-name="T3">rows</text:span><text:span text:style-name="T2">="1" </text:span><text:span text:style-name="T3">wrap</text:span><text:span text:style-name="T2">="virtual" type="password" name="password" /&gt;&lt;br/&gt;</text:span></text:p>
      <text:p text:style-name="P9"><text:span text:style-name="T2"><text:tab/><text:tab/><text:tab/><text:tab/><text:tab/><text:tab/>&lt;input type="submit" value="Войти" class="button"/&gt;</text:span></text:p>
      <text:p text:style-name="P9"><text:span text:style-name="T2"><text:tab/><text:tab/> <text:s/><text:tab/><text:tab/><text:tab/>&lt;/form&gt;</text:span></text:p>
      <text:p text:style-name="P9"><text:span text:style-name="T2"><text:tab/> <text:s/><text:tab/><text:tab/><text:tab/>&lt;% } </text:span><text:span text:style-name="T5">else</text:span><text:span text:style-name="T2"> { %&gt;</text:span></text:p>
      <text:p text:style-name="P9"><text:span text:style-name="T2"><text:tab/> <text:s/><text:tab/><text:tab/><text:tab/><text:tab/>&lt;h3 class='title'&gt;</text:span><text:span text:style-name="T3">Добро</text:span><text:span text:style-name="T2"> </text:span><text:span text:style-name="T3">пожаловать</text:span><text:span text:style-name="T2">, &lt;%=session.getAttribute("userFirstName") %&gt;&lt;/h3&gt;</text:span></text:p>
      <text:p text:style-name="P9"><text:span text:style-name="T2"><text:tab/> <text:s/><text:tab/><text:tab/><text:tab/>&lt;% } %&gt;<text:tab/></text:span></text:p>
      <text:p text:style-name="P9"><text:span text:style-name="T2"><text:tab/><text:tab/><text:tab/>&lt;/div&gt;</text:span></text:p>
      <text:p text:style-name="P9"><text:span text:style-name="T2"><text:tab/><text:tab/><text:tab/>&lt;div id='center_part'&gt;</text:span></text:p>
      <text:p text:style-name="P9"><text:span text:style-name="T2"><text:tab/><text:tab/><text:tab/><text:tab/>&lt;p class='title' id='bonus'&gt;</text:span></text:p>
      <text:p text:style-name="P9"><text:span text:style-name="T2"><text:tab/><text:tab/><text:tab/><text:tab/><text:tab/>ШОК!!!!!!&lt;br&gt;</text:span></text:p>
      <text:p text:style-name="P9"><text:span text:style-name="T2"><text:tab/><text:tab/><text:tab/><text:tab/><text:tab/>ВНЕЗАПНО!!!!&lt;br&gt;</text:span></text:p>
      <text:p text:style-name="P9"><text:span text:style-name="T2"><text:tab/><text:tab/><text:tab/><text:tab/><text:tab/>СУПЕР-АКЦИЯ!!!!&lt;br&gt;</text:span></text:p>
      <text:p text:style-name="P9"><text:span text:style-name="T2"><text:tab/><text:tab/><text:tab/><text:tab/><text:tab/>ВСЕ ЛЕСНИКИ ПРОДАЮТ КАЖДЫЙ 11Й КУБОМЕТР ЛЕСА БЕСПЛАТНО!!!</text:span></text:p>
      <text:p text:style-name="P9"><text:span text:style-name="T2"><text:tab/><text:tab/><text:tab/><text:tab/>&lt;/p&gt;</text:span></text:p>
      <text:p text:style-name="P9"><text:span text:style-name="T2"><text:tab/><text:tab/><text:tab/>&lt;/div&gt;</text:span></text:p>
      <text:p text:style-name="P9"><text:span text:style-name="T2"><text:tab/><text:tab/>&lt;/div&gt;</text:span></text:p>
      <text:p text:style-name="P9"><text:span text:style-name="T2"><text:tab/>&lt;/body&gt;</text:span></text:p>
      <text:p text:style-name="P9"><text:span text:style-name="T2">&lt;/html&gt;<text:tab/><text:tab/><text:tab/></text:span></text:p>
      <text:p text:style-name="P8"/>
      <text:p text:style-name="P8"><text:span text:style-name="T2">&lt;%@page import="dao.WoodDAOHib" import="domain.Wood" import="java.util.List"%&gt;</text:span></text:p>
      <text:p text:style-name="P9"><text:span text:style-name="T2">&lt;%@ page language="java" contentType="text/html; charset=UTF-8"</text:span></text:p>
      <text:p text:style-name="P9"><text:span text:style-name="T2"><text:s text:c="4"/>pageEncoding="UTF-8"%&gt;</text:span></text:p>
      <text:p text:style-name="P12"/>
      <text:p text:style-name="P9"><text:span text:style-name="T2">&lt;html&gt;</text:span></text:p>
      <text:p text:style-name="P9"><text:span text:style-name="T2"><text:tab/>&lt;head&gt;</text:span></text:p>
      <text:p text:style-name="P9"><text:span text:style-name="T2"><text:tab/><text:tab/>&lt;link rel="stylesheet" type="text/css" href="main.css" /&gt;</text:span></text:p>
      <text:p text:style-name="P9"><text:span text:style-name="T2"><text:tab/><text:tab/>&lt;title&gt;</text:span><text:span text:style-name="T3">Пилорама</text:span><text:span text:style-name="T2">&lt;/title&gt;</text:span></text:p>
      <text:p text:style-name="P9"><text:span text:style-name="T2"><text:tab/>&lt;/head&gt;</text:span></text:p>
      <text:p text:style-name="P9"><text:span text:style-name="T2"><text:tab/><text:tab/></text:span></text:p>
      <text:p text:style-name="P9"><text:span text:style-name="T2"><text:tab/>&lt;body&gt;</text:span></text:p>
      <text:p text:style-name="P9"><text:span text:style-name="T2"><text:tab/><text:tab/>&lt;div id='upper_banner'&gt;</text:span></text:p>
      <text:p text:style-name="P9"><text:span text:style-name="T2"><text:tab/><text:tab/><text:tab/>&lt;h1 id='main_header'&gt;</text:span><text:span text:style-name="T3">Пилорама</text:span><text:span text:style-name="T2">&lt;/h1&gt;</text:span></text:p>
      <text:p text:style-name="P9"><text:span text:style-name="T2"><text:tab/><text:tab/>&lt;/div&gt;</text:span></text:p>
      <text:p text:style-name="P9"><text:span text:style-name="T2"><text:tab/><text:tab/>&lt;div id='main_field'&gt;</text:span></text:p>
      <text:p text:style-name="P9"><text:span text:style-name="T2"><text:tab/><text:tab/><text:tab/>&lt;div id='left_part'&gt;</text:span></text:p>
      <text:p text:style-name="P9"><text:span text:style-name="T2"><text:tab/><text:tab/><text:tab/><text:tab/>&lt;h3 class='title'&gt;</text:span></text:p>
      <text:p text:style-name="P9"><text:span text:style-name="T2"><text:tab/><text:tab/><text:tab/><text:tab/><text:tab/></text:span><text:span text:style-name="T3">Информация</text:span></text:p>
      <text:p text:style-name="P9"><text:span text:style-name="T2"><text:tab/><text:tab/><text:tab/><text:tab/>&lt;/h3&gt;</text:span></text:p>
      <text:p text:style-name="P9"><text:span text:style-name="T2"><text:tab/><text:tab/><text:tab/><text:tab/>&lt;a href='products.jsp' class='ref'&gt;</text:span><text:span text:style-name="T3">Производимые</text:span><text:span text:style-name="T2"> </text:span><text:span text:style-name="T3">изделия</text:span><text:span text:style-name="T2">&lt;/a&gt;&lt;br/&gt;</text:span></text:p>
      <text:p text:style-name="P9"><text:span text:style-name="T2"><text:tab/><text:tab/><text:tab/><text:tab/>&lt;a href='Woods.jsp' class='ref'&gt;</text:span><text:span text:style-name="T3">Закупаемая</text:span><text:span text:style-name="T2"> </text:span><text:span text:style-name="T3">древесина</text:span><text:span text:style-name="T2">&lt;/a&gt;&lt;br/&gt;</text:span></text:p>
      <text:p text:style-name="P9"><text:span text:style-name="T2"><text:tab/><text:tab/><text:tab/><text:tab/>&lt;a href='http://www.znaytovar.ru/gost/2/GOST_3808180_Pilomaterialy_xvo.html' class='ref'&gt;ГОСТ 3808.1-80&lt;/a&gt;&lt;br/&gt;</text:span></text:p>
      <text:p text:style-name="P9"><text:span text:style-name="T2"><text:tab/><text:tab/><text:tab/><text:tab/>&lt;a href='http://www.vashdom.ru/gost/7319-80/' </text:span><text:soft-page-break/><text:span text:style-name="T2">class='ref'&gt;ГОСТ 7319-80&lt;/a&gt;&lt;br/&gt;</text:span></text:p>
      <text:p text:style-name="P9"><text:span text:style-name="T2"><text:tab/><text:tab/><text:tab/><text:tab/>&lt;a href='index.jsp' class='ref'&gt;</text:span><text:span text:style-name="T3">На</text:span><text:span text:style-name="T2"> </text:span><text:span text:style-name="T3">главную</text:span><text:span text:style-name="T2">&lt;/a&gt;&lt;br/&gt;</text:span></text:p>
      <text:p text:style-name="P9"><text:span text:style-name="T2"><text:tab/><text:tab/><text:tab/><text:tab/>&lt;%</text:span></text:p>
      <text:p text:style-name="P9"><text:span text:style-name="T2"><text:tab/><text:tab/><text:tab/><text:tab/>String userType = (String)session.getAttribute("userType");</text:span></text:p>
      <text:p text:style-name="P9"><text:span text:style-name="T2"><text:tab/><text:tab/><text:tab/><text:tab/></text:span><text:span text:style-name="T5">if</text:span><text:span text:style-name="T2"> (userType != </text:span><text:span text:style-name="T5">null</text:span><text:span text:style-name="T2"> &amp;&amp; userType.equals("lesnik")){</text:span></text:p>
      <text:p text:style-name="P9"><text:span text:style-name="T2"><text:tab/><text:tab/><text:tab/><text:tab/><text:tab/>out.print("&lt;a href='sell.jsp' class='ref'&gt;Продать древесину&lt;/a&gt;&lt;br/&gt;"+ <text:s text:c="2"/></text:span></text:p>
      <text:p text:style-name="P9"><text:span text:style-name="T2"><text:tab/><text:tab/><text:tab/><text:tab/><text:tab/><text:tab/><text:tab/>"&lt;a href='supply_list.jsp' class='ref'&gt;Посмотреть поставки&lt;/a&gt;");</text:span></text:p>
      <text:p text:style-name="P9"><text:span text:style-name="T2"><text:tab/><text:tab/><text:tab/><text:tab/>}</text:span></text:p>
      <text:p text:style-name="P9"><text:span text:style-name="T2"><text:tab/><text:tab/><text:tab/><text:tab/></text:span><text:span text:style-name="T5">if</text:span><text:span text:style-name="T2"> (userType != </text:span><text:span text:style-name="T5">null</text:span><text:span text:style-name="T2"> &amp;&amp; userType.equals("admin")){</text:span></text:p>
      <text:p text:style-name="P9"><text:span text:style-name="T2"><text:tab/><text:tab/><text:tab/><text:tab/><text:tab/>out.print("&lt;a href='user_list.jsp' class='ref'&gt;Список пользователей&lt;/a&gt;&lt;br/&gt;"+ <text:s text:c="2"/></text:span></text:p>
      <text:p text:style-name="P9"><text:span text:style-name="T2"><text:tab/><text:tab/><text:tab/><text:tab/><text:tab/><text:tab/><text:tab/>"&lt;a href='add_user.jsp' class='ref'&gt;Добавить пользователя&lt;/a&gt;");</text:span></text:p>
      <text:p text:style-name="P9"><text:span text:style-name="T2"><text:tab/><text:tab/><text:tab/><text:tab/>}</text:span></text:p>
      <text:p text:style-name="P9"><text:span text:style-name="T2"><text:tab/><text:tab/><text:tab/><text:tab/></text:span><text:span text:style-name="T5">if</text:span><text:span text:style-name="T2"> (userType != </text:span><text:span text:style-name="T5">null</text:span><text:span text:style-name="T2"> &amp;&amp; userType.equals("worker")){</text:span></text:p>
      <text:p text:style-name="P9"><text:span text:style-name="T2"><text:tab/><text:tab/><text:tab/><text:tab/><text:tab/>out.print("&lt;a href='craft.jsp' class='ref'&gt;Cделать изделие&lt;/a&gt;&lt;br/&gt;");</text:span></text:p>
      <text:p text:style-name="P9"><text:span text:style-name="T2"><text:tab/><text:tab/><text:tab/><text:tab/>}</text:span></text:p>
      <text:p text:style-name="P9"><text:span text:style-name="T2"><text:tab/><text:tab/><text:tab/><text:tab/>%&gt;</text:span></text:p>
      <text:p text:style-name="P9"><text:span text:style-name="T2"><text:tab/><text:tab/><text:tab/>&lt;/div&gt;</text:span></text:p>
      <text:p text:style-name="P9"><text:span text:style-name="T2"><text:tab/><text:tab/><text:tab/>&lt;div id='right_part'&gt;</text:span></text:p>
      <text:p text:style-name="P9"><text:span text:style-name="T2"><text:tab/><text:tab/><text:tab/>&lt;% <text:s/></text:span></text:p>
      <text:p text:style-name="P9"><text:span text:style-name="T2"><text:tab/><text:tab/><text:tab/><text:tab/></text:span><text:span text:style-name="T5">if</text:span><text:span text:style-name="T2"> (userType == </text:span><text:span text:style-name="T5">null</text:span><text:span text:style-name="T2">) { %&gt;</text:span></text:p>
      <text:p text:style-name="P9"><text:span text:style-name="T2"><text:tab/><text:tab/><text:tab/><text:tab/><text:tab/>&lt;h3 class='title'&gt;</text:span></text:p>
      <text:p text:style-name="P9"><text:span text:style-name="T2"><text:tab/><text:tab/><text:tab/><text:tab/><text:tab/><text:tab/></text:span><text:span text:style-name="T3">Войти</text:span><text:span text:style-name="T2"> </text:span><text:span text:style-name="T3">на</text:span><text:span text:style-name="T2"> </text:span><text:span text:style-name="T3">сайт</text:span></text:p>
      <text:p text:style-name="P9"><text:span text:style-name="T2"><text:tab/><text:tab/><text:tab/><text:tab/><text:tab/>&lt;/h3&gt;</text:span></text:p>
      <text:p text:style-name="P9"><text:span text:style-name="T2"><text:tab/><text:tab/><text:tab/><text:tab/><text:tab/>&lt;form id='LoginForm' action='login' method="post"&gt;</text:span></text:p>
      <text:p text:style-name="P9"><text:span text:style-name="T2"><text:tab/><text:tab/><text:tab/><text:tab/><text:tab/><text:tab/>&lt;p&gt;</text:span><text:span text:style-name="T3">Введите</text:span><text:span text:style-name="T2"> </text:span><text:span text:style-name="T3">имя</text:span><text:span text:style-name="T2">&lt;/p&gt;</text:span></text:p>
      <text:p text:style-name="P9"><text:span text:style-name="T2"><text:tab/><text:tab/><text:tab/><text:tab/><text:tab/><text:tab/>&lt;input </text:span><text:span text:style-name="T3">cols</text:span><text:span text:style-name="T2">="30" </text:span><text:span text:style-name="T3">rows</text:span><text:span text:style-name="T2">="1" </text:span><text:span text:style-name="T3">wrap</text:span><text:span text:style-name="T2">="virtual" name="login"/&gt;</text:span></text:p>
      <text:p text:style-name="P9"><text:span text:style-name="T2"><text:tab/><text:tab/><text:tab/><text:tab/><text:tab/><text:tab/>&lt;p&gt;</text:span><text:span text:style-name="T3">Введите</text:span><text:span text:style-name="T2"> </text:span><text:span text:style-name="T3">пароль</text:span><text:span text:style-name="T2">&lt;/p&gt;</text:span></text:p>
      <text:p text:style-name="P9"><text:span text:style-name="T2"><text:tab/><text:tab/><text:tab/><text:tab/><text:tab/><text:tab/>&lt;input </text:span><text:span text:style-name="T3">cols</text:span><text:span text:style-name="T2">="30" </text:span><text:span text:style-name="T3">rows</text:span><text:span text:style-name="T2">="1" </text:span><text:span text:style-name="T3">wrap</text:span><text:span text:style-name="T2">="virtual" type="password" name="password" /&gt;&lt;br/&gt;</text:span></text:p>
      <text:p text:style-name="P9"><text:span text:style-name="T2"><text:tab/><text:tab/><text:tab/><text:tab/><text:tab/><text:tab/>&lt;input type="submit" value="Войти" class="button"/&gt;</text:span></text:p>
      <text:p text:style-name="P9"><text:span text:style-name="T2"><text:tab/><text:tab/> <text:s/><text:tab/><text:tab/><text:tab/>&lt;/form&gt;</text:span></text:p>
      <text:p text:style-name="P9"><text:span text:style-name="T2"><text:tab/> <text:s/><text:tab/><text:tab/><text:tab/>&lt;% } </text:span><text:span text:style-name="T5">else</text:span><text:span text:style-name="T2"> { %&gt;</text:span></text:p>
      <text:p text:style-name="P9"><text:span text:style-name="T2"><text:tab/> <text:s/><text:tab/><text:tab/><text:tab/><text:tab/>&lt;h3 class='title'&gt;</text:span><text:span text:style-name="T3">Добро</text:span><text:span text:style-name="T2"> </text:span><text:span text:style-name="T3">пожаловать</text:span><text:span text:style-name="T2">, &lt;%=session.getAttribute("userFirstName") %&gt;&lt;/h3&gt;</text:span></text:p>
      <text:p text:style-name="P9"><text:span text:style-name="T2"><text:tab/> <text:s/><text:tab/><text:tab/><text:tab/>&lt;% } %&gt;<text:tab/></text:span></text:p>
      <text:p text:style-name="P9"><text:span text:style-name="T2"><text:tab/><text:tab/><text:tab/>&lt;/div&gt;</text:span></text:p>
      <text:p text:style-name="P9"><text:span text:style-name="T2"><text:tab/><text:tab/><text:tab/>&lt;div id='center_part'&gt;</text:span></text:p>
      <text:p text:style-name="P9"><text:span text:style-name="T2"><text:tab/><text:tab/><text:tab/><text:tab/>&lt;h1 class='title'&gt;</text:span><text:span text:style-name="T3">Закупаемая</text:span><text:span text:style-name="T2"> </text:span><text:span text:style-name="T3">древесина</text:span><text:span text:style-name="T2">&lt;/h1&gt;</text:span></text:p>
      <text:p text:style-name="P9"><text:span text:style-name="T2"><text:tab/><text:tab/><text:tab/><text:tab/>&lt;table&gt;</text:span></text:p>
      <text:p text:style-name="P9"><text:span text:style-name="T2"><text:tab/><text:tab/><text:tab/><text:tab/><text:tab/>&lt;tr&gt;</text:span></text:p>
      <text:p text:style-name="P9"><text:span text:style-name="T2"><text:tab/><text:tab/><text:tab/><text:tab/><text:tab/><text:tab/>&lt;td&gt;</text:span><text:span text:style-name="T3">Название</text:span><text:span text:style-name="T2">&lt;/td&gt;</text:span></text:p>
      <text:p text:style-name="P9"><text:span text:style-name="T2"><text:tab/><text:tab/><text:tab/><text:tab/><text:tab/><text:tab/>&lt;td&gt;</text:span><text:span text:style-name="T3">Остаток</text:span><text:span text:style-name="T2"> </text:span><text:span text:style-name="T3">на</text:span><text:span text:style-name="T2"> </text:span><text:span text:style-name="T3">складе</text:span><text:span text:style-name="T2">&lt;/td&gt;</text:span></text:p>
      <text:p text:style-name="P9"><text:span text:style-name="T2"><text:tab/><text:tab/><text:tab/><text:tab/><text:tab/><text:tab/>&lt;td&gt;</text:span><text:span text:style-name="T3">Стоимость</text:span><text:span text:style-name="T2">&lt;/td&gt;</text:span></text:p>
      <text:p text:style-name="P9"><text:span text:style-name="T2"><text:tab/><text:tab/><text:tab/><text:tab/><text:tab/><text:tab/>&lt;td&gt;</text:span><text:span text:style-name="T3">Тип</text:span><text:span text:style-name="T2">&lt;/td&gt;</text:span></text:p>
      <text:p text:style-name="P9"><text:span text:style-name="T2"><text:tab/><text:tab/><text:tab/><text:tab/><text:tab/>&lt;/tr&gt;</text:span></text:p>
      <text:p text:style-name="P9"><text:span text:style-name="T2"><text:tab/><text:tab/><text:tab/><text:tab/><text:tab/>&lt;% </text:span></text:p>
      <text:p text:style-name="P9"><text:span text:style-name="T2"><text:tab/><text:tab/><text:tab/><text:tab/><text:tab/><text:tab/>Wood w = </text:span><text:span text:style-name="T5">new</text:span><text:span text:style-name="T2"> Wood();</text:span></text:p>
      <text:p text:style-name="P9"><text:span text:style-name="T2"><text:tab/><text:tab/><text:tab/><text:tab/><text:tab/><text:tab/>WoodDAOHib woodDAO = </text:span><text:span text:style-name="T5">new</text:span><text:span text:style-name="T2"> WoodDAOHib();</text:span></text:p>
      <text:p text:style-name="P9"><text:span text:style-name="T2"><text:tab/><text:tab/><text:tab/><text:tab/><text:tab/><text:tab/>List&lt;Wood&gt; tableContent = woodDAO.getPurchasingWoods();</text:span></text:p>
      <text:p text:style-name="P9"><text:span text:style-name="T2"><text:tab/><text:tab/><text:tab/><text:tab/><text:tab/><text:tab/></text:span><text:span text:style-name="T5">for</text:span><text:span text:style-name="T2"> (Wood wood: tableContent){</text:span></text:p>
      <text:p text:style-name="P9"><text:span text:style-name="T2"><text:tab/><text:tab/><text:tab/><text:tab/><text:tab/><text:tab/><text:tab/>out.print("&lt;tr&gt;");</text:span></text:p>
      <text:p text:style-name="P9"><text:span text:style-name="T2"><text:tab/><text:tab/><text:tab/><text:tab/><text:tab/><text:tab/><text:tab/>out.print("&lt;td&gt;" + wood.getName() + "&lt;/td&gt;");</text:span></text:p>
      <text:p text:style-name="P9"><text:soft-page-break/><text:span text:style-name="T2"><text:tab/><text:tab/><text:tab/><text:tab/><text:tab/><text:tab/><text:tab/>out.print("&lt;td&gt;" + wood.getBalance() + "&lt;/td&gt;");</text:span></text:p>
      <text:p text:style-name="P9"><text:span text:style-name="T2"><text:tab/><text:tab/><text:tab/><text:tab/><text:tab/><text:tab/><text:tab/>out.print("&lt;td&gt;" + wood.getPrice() + "&lt;/td&gt;");</text:span></text:p>
      <text:p text:style-name="P9"><text:span text:style-name="T2"><text:tab/><text:tab/><text:tab/><text:tab/><text:tab/><text:tab/><text:tab/>out.print("&lt;td&gt;" + wood.getType().toString() + "&lt;/td&gt;");</text:span></text:p>
      <text:p text:style-name="P9"><text:span text:style-name="T2"><text:tab/><text:tab/><text:tab/><text:tab/><text:tab/><text:tab/><text:tab/>out.print("&lt;/tr&gt;");</text:span></text:p>
      <text:p text:style-name="P9"><text:span text:style-name="T2"><text:tab/><text:tab/><text:tab/><text:tab/><text:tab/><text:tab/>}</text:span></text:p>
      <text:p text:style-name="P9"><text:span text:style-name="T2"><text:tab/><text:tab/><text:tab/><text:tab/><text:tab/>%&gt;</text:span></text:p>
      <text:p text:style-name="P12"/>
      <text:p text:style-name="P9"><text:span text:style-name="T2"><text:tab/><text:tab/><text:tab/><text:tab/>&lt;/table&gt;</text:span></text:p>
      <text:p text:style-name="P9"><text:span text:style-name="T2"><text:tab/><text:tab/><text:tab/>&lt;/div&gt;</text:span></text:p>
      <text:p text:style-name="P9"><text:span text:style-name="T2"><text:tab/><text:tab/>&lt;/div&gt;</text:span></text:p>
      <text:p text:style-name="P9"><text:span text:style-name="T2"><text:tab/>&lt;/body&gt;</text:span></text:p>
      <text:p text:style-name="P9"><text:span text:style-name="T2">&lt;/html&gt;<text:tab/><text:tab/><text:tab/></text:span></text:p>
      <text:p text:style-name="P8"><text:span text:style-name="T2">&lt;%@page import="dao.ProductDAOHib" import="domain.Product" import="java.util.List"%&gt;</text:span></text:p>
      <text:p text:style-name="P9"><text:span text:style-name="T2">&lt;%@ page language="java" contentType="text/html; charset=UTF-8"</text:span></text:p>
      <text:p text:style-name="P9"><text:span text:style-name="T2"><text:s text:c="4"/>pageEncoding="UTF-8"%&gt;</text:span></text:p>
      <text:p text:style-name="P12"/>
      <text:p text:style-name="P9"><text:span text:style-name="T2">&lt;html&gt;</text:span></text:p>
      <text:p text:style-name="P9"><text:span text:style-name="T2"><text:tab/>&lt;head&gt;</text:span></text:p>
      <text:p text:style-name="P9"><text:span text:style-name="T2"><text:tab/><text:tab/>&lt;link rel="stylesheet" type="text/css" href="main.css" /&gt;</text:span></text:p>
      <text:p text:style-name="P9"><text:span text:style-name="T2"><text:tab/><text:tab/>&lt;title&gt;</text:span><text:span text:style-name="T3">Пилорама</text:span><text:span text:style-name="T2">&lt;/title&gt;</text:span></text:p>
      <text:p text:style-name="P9"><text:span text:style-name="T2"><text:tab/>&lt;/head&gt;</text:span></text:p>
      <text:p text:style-name="P9"><text:span text:style-name="T2"><text:tab/><text:tab/></text:span></text:p>
      <text:p text:style-name="P9"><text:span text:style-name="T2"><text:tab/>&lt;body&gt;</text:span></text:p>
      <text:p text:style-name="P9"><text:span text:style-name="T2"><text:tab/><text:tab/>&lt;div id='upper_banner'&gt;</text:span></text:p>
      <text:p text:style-name="P9"><text:span text:style-name="T2"><text:tab/><text:tab/><text:tab/>&lt;h1 id='main_header'&gt;</text:span><text:span text:style-name="T3">Пилорама</text:span><text:span text:style-name="T2">&lt;/h1&gt;</text:span></text:p>
      <text:p text:style-name="P9"><text:span text:style-name="T2"><text:tab/><text:tab/>&lt;/div&gt;</text:span></text:p>
      <text:p text:style-name="P9"><text:span text:style-name="T2"><text:tab/><text:tab/>&lt;div id='main_field'&gt;</text:span></text:p>
      <text:p text:style-name="P9"><text:span text:style-name="T2"><text:tab/><text:tab/><text:tab/>&lt;div id='left_part'&gt;</text:span></text:p>
      <text:p text:style-name="P9"><text:span text:style-name="T2"><text:tab/><text:tab/><text:tab/><text:tab/>&lt;h3 class='title'&gt;</text:span></text:p>
      <text:p text:style-name="P9"><text:span text:style-name="T2"><text:tab/><text:tab/><text:tab/><text:tab/><text:tab/></text:span><text:span text:style-name="T3">Информация</text:span></text:p>
      <text:p text:style-name="P9"><text:span text:style-name="T2"><text:tab/><text:tab/><text:tab/><text:tab/>&lt;/h3&gt;</text:span></text:p>
      <text:p text:style-name="P9"><text:span text:style-name="T2"><text:tab/><text:tab/><text:tab/><text:tab/>&lt;a href='products.jsp' class='ref'&gt;</text:span><text:span text:style-name="T3">Производимые</text:span><text:span text:style-name="T2"> </text:span><text:span text:style-name="T3">изделия</text:span><text:span text:style-name="T2">&lt;/a&gt;&lt;br/&gt;</text:span></text:p>
      <text:p text:style-name="P9"><text:span text:style-name="T2"><text:tab/><text:tab/><text:tab/><text:tab/>&lt;a href='Woods.jsp' class='ref'&gt;</text:span><text:span text:style-name="T3">Закупаемая</text:span><text:span text:style-name="T2"> </text:span><text:span text:style-name="T3">древесина</text:span><text:span text:style-name="T2">&lt;/a&gt;&lt;br/&gt;</text:span></text:p>
      <text:p text:style-name="P9"><text:span text:style-name="T2"><text:tab/><text:tab/><text:tab/><text:tab/>&lt;a href='http://www.znaytovar.ru/gost/2/GOST_3808180_Pilomaterialy_xvo.html' class='ref'&gt;ГОСТ 3808.1-80&lt;/a&gt;&lt;br/&gt;</text:span></text:p>
      <text:p text:style-name="P9"><text:span text:style-name="T2"><text:tab/><text:tab/><text:tab/><text:tab/>&lt;a href='http://www.vashdom.ru/gost/7319-80/' class='ref'&gt;ГОСТ 7319-80&lt;/a&gt;&lt;br/&gt;</text:span></text:p>
      <text:p text:style-name="P9"><text:span text:style-name="T2"><text:tab/><text:tab/><text:tab/><text:tab/>&lt;a href='index.jsp' class='ref'&gt;</text:span><text:span text:style-name="T3">На</text:span><text:span text:style-name="T2"> </text:span><text:span text:style-name="T3">главную</text:span><text:span text:style-name="T2">&lt;/a&gt;&lt;br/&gt;</text:span></text:p>
      <text:p text:style-name="P9"><text:span text:style-name="T2"><text:tab/><text:tab/><text:tab/><text:tab/>&lt;%</text:span></text:p>
      <text:p text:style-name="P9"><text:span text:style-name="T2"><text:tab/><text:tab/><text:tab/><text:tab/>String userType = (String)session.getAttribute("userType");</text:span></text:p>
      <text:p text:style-name="P9"><text:span text:style-name="T2"><text:tab/><text:tab/><text:tab/><text:tab/></text:span><text:span text:style-name="T5">if</text:span><text:span text:style-name="T2"> (userType != </text:span><text:span text:style-name="T5">null</text:span><text:span text:style-name="T2"> &amp;&amp; userType.equals("lesnik")){</text:span></text:p>
      <text:p text:style-name="P9"><text:span text:style-name="T2"><text:tab/><text:tab/><text:tab/><text:tab/><text:tab/>out.print("&lt;a href='sell.jsp' class='ref'&gt;Продать древесину&lt;/a&gt;&lt;br/&gt;"+ <text:s text:c="2"/></text:span></text:p>
      <text:p text:style-name="P9"><text:span text:style-name="T2"><text:tab/><text:tab/><text:tab/><text:tab/><text:tab/><text:tab/><text:tab/>"&lt;a href='supply_list.jsp' class='ref'&gt;Посмотреть поставки&lt;/a&gt;");</text:span></text:p>
      <text:p text:style-name="P9"><text:span text:style-name="T2"><text:tab/><text:tab/><text:tab/><text:tab/>}</text:span></text:p>
      <text:p text:style-name="P9"><text:span text:style-name="T2"><text:tab/><text:tab/><text:tab/><text:tab/></text:span><text:span text:style-name="T5">if</text:span><text:span text:style-name="T2"> (userType != </text:span><text:span text:style-name="T5">null</text:span><text:span text:style-name="T2"> &amp;&amp; userType.equals("admin")){</text:span></text:p>
      <text:p text:style-name="P9"><text:span text:style-name="T2"><text:tab/><text:tab/><text:tab/><text:tab/><text:tab/>out.print("&lt;a href='user_list.jsp' class='ref'&gt;Список пользователей&lt;/a&gt;&lt;br/&gt;"+ <text:s text:c="2"/></text:span></text:p>
      <text:p text:style-name="P9"><text:span text:style-name="T2"><text:tab/><text:tab/><text:tab/><text:tab/><text:tab/><text:tab/><text:tab/>"&lt;a href='add_user.jsp' class='ref'&gt;Добавить пользователя&lt;/a&gt;");</text:span></text:p>
      <text:p text:style-name="P9"><text:span text:style-name="T2"><text:tab/><text:tab/><text:tab/><text:tab/>}</text:span></text:p>
      <text:p text:style-name="P9"><text:span text:style-name="T2"><text:tab/><text:tab/><text:tab/><text:tab/></text:span><text:span text:style-name="T5">if</text:span><text:span text:style-name="T2"> (userType != </text:span><text:span text:style-name="T5">null</text:span><text:span text:style-name="T2"> &amp;&amp; userType.equals("worker")){</text:span></text:p>
      <text:p text:style-name="P9"><text:span text:style-name="T2"><text:tab/><text:tab/><text:tab/><text:tab/><text:tab/>out.print("&lt;a href='craft.jsp' class='ref'&gt;Cделать </text:span><text:soft-page-break/><text:span text:style-name="T2">изделие&lt;/a&gt;&lt;br/&gt;");</text:span></text:p>
      <text:p text:style-name="P9"><text:span text:style-name="T2"><text:tab/><text:tab/><text:tab/><text:tab/>}</text:span></text:p>
      <text:p text:style-name="P9"><text:span text:style-name="T2"><text:tab/><text:tab/><text:tab/><text:tab/>%&gt;</text:span></text:p>
      <text:p text:style-name="P9"><text:span text:style-name="T2"><text:tab/><text:tab/><text:tab/>&lt;/div&gt;</text:span></text:p>
      <text:p text:style-name="P9"><text:span text:style-name="T2"><text:tab/><text:tab/><text:tab/>&lt;div id='right_part'&gt;</text:span></text:p>
      <text:p text:style-name="P9"><text:span text:style-name="T2"><text:tab/><text:tab/><text:tab/>&lt;% <text:s/></text:span></text:p>
      <text:p text:style-name="P9"><text:span text:style-name="T2"><text:tab/><text:tab/><text:tab/><text:tab/></text:span><text:span text:style-name="T5">if</text:span><text:span text:style-name="T2"> (userType == </text:span><text:span text:style-name="T5">null</text:span><text:span text:style-name="T2">) { %&gt;</text:span></text:p>
      <text:p text:style-name="P9"><text:span text:style-name="T2"><text:tab/><text:tab/><text:tab/><text:tab/><text:tab/>&lt;h3 class='title'&gt;</text:span></text:p>
      <text:p text:style-name="P9"><text:span text:style-name="T2"><text:tab/><text:tab/><text:tab/><text:tab/><text:tab/><text:tab/></text:span><text:span text:style-name="T3">Войти</text:span><text:span text:style-name="T2"> </text:span><text:span text:style-name="T3">на</text:span><text:span text:style-name="T2"> </text:span><text:span text:style-name="T3">сайт</text:span></text:p>
      <text:p text:style-name="P9"><text:span text:style-name="T2"><text:tab/><text:tab/><text:tab/><text:tab/><text:tab/>&lt;/h3&gt;</text:span></text:p>
      <text:p text:style-name="P9"><text:span text:style-name="T2"><text:tab/><text:tab/><text:tab/><text:tab/><text:tab/>&lt;form id='LoginForm' action='login' method="post"&gt;</text:span></text:p>
      <text:p text:style-name="P9"><text:span text:style-name="T2"><text:tab/><text:tab/><text:tab/><text:tab/><text:tab/><text:tab/>&lt;p&gt;</text:span><text:span text:style-name="T3">Введите</text:span><text:span text:style-name="T2"> </text:span><text:span text:style-name="T3">имя</text:span><text:span text:style-name="T2">&lt;/p&gt;</text:span></text:p>
      <text:p text:style-name="P9"><text:span text:style-name="T2"><text:tab/><text:tab/><text:tab/><text:tab/><text:tab/><text:tab/>&lt;input </text:span><text:span text:style-name="T3">cols</text:span><text:span text:style-name="T2">="30" </text:span><text:span text:style-name="T3">rows</text:span><text:span text:style-name="T2">="1" </text:span><text:span text:style-name="T3">wrap</text:span><text:span text:style-name="T2">="virtual" name="login"/&gt;</text:span></text:p>
      <text:p text:style-name="P9"><text:span text:style-name="T2"><text:tab/><text:tab/><text:tab/><text:tab/><text:tab/><text:tab/>&lt;p&gt;</text:span><text:span text:style-name="T3">Введите</text:span><text:span text:style-name="T2"> </text:span><text:span text:style-name="T3">пароль</text:span><text:span text:style-name="T2">&lt;/p&gt;</text:span></text:p>
      <text:p text:style-name="P9"><text:span text:style-name="T2"><text:tab/><text:tab/><text:tab/><text:tab/><text:tab/><text:tab/>&lt;input </text:span><text:span text:style-name="T3">cols</text:span><text:span text:style-name="T2">="30" </text:span><text:span text:style-name="T3">rows</text:span><text:span text:style-name="T2">="1" </text:span><text:span text:style-name="T3">wrap</text:span><text:span text:style-name="T2">="virtual" type="password" name="password" /&gt;&lt;br/&gt;</text:span></text:p>
      <text:p text:style-name="P9"><text:span text:style-name="T2"><text:tab/><text:tab/><text:tab/><text:tab/><text:tab/><text:tab/>&lt;input type="submit" value="Войти" class="button"/&gt;</text:span></text:p>
      <text:p text:style-name="P9"><text:span text:style-name="T2"><text:tab/><text:tab/> <text:s/><text:tab/><text:tab/><text:tab/>&lt;/form&gt;</text:span></text:p>
      <text:p text:style-name="P9"><text:span text:style-name="T2"><text:tab/> <text:s/><text:tab/><text:tab/><text:tab/>&lt;% } </text:span><text:span text:style-name="T5">else</text:span><text:span text:style-name="T2"> { %&gt;</text:span></text:p>
      <text:p text:style-name="P9"><text:span text:style-name="T2"><text:tab/> <text:s/><text:tab/><text:tab/><text:tab/><text:tab/>&lt;h3 class='title'&gt;</text:span><text:span text:style-name="T3">Добро</text:span><text:span text:style-name="T2"> </text:span><text:span text:style-name="T3">пожаловать</text:span><text:span text:style-name="T2">, &lt;%=session.getAttribute("userFirstName") %&gt;&lt;/h3&gt;</text:span></text:p>
      <text:p text:style-name="P9"><text:span text:style-name="T2"><text:tab/> <text:s/><text:tab/><text:tab/><text:tab/>&lt;% } %&gt;<text:tab/></text:span></text:p>
      <text:p text:style-name="P9"><text:span text:style-name="T2"><text:tab/><text:tab/><text:tab/>&lt;/div&gt;</text:span></text:p>
      <text:p text:style-name="P9"><text:span text:style-name="T2"><text:tab/><text:tab/><text:tab/>&lt;div id='center_part'&gt;</text:span></text:p>
      <text:p text:style-name="P9"><text:span text:style-name="T2"><text:tab/><text:tab/><text:tab/><text:tab/>&lt;h1 class='title'&gt;</text:span><text:span text:style-name="T3">Продаваемые</text:span><text:span text:style-name="T2"> </text:span><text:span text:style-name="T3">изделия</text:span><text:span text:style-name="T2">&lt;/h1&gt;</text:span></text:p>
      <text:p text:style-name="P9"><text:span text:style-name="T2"><text:tab/><text:tab/><text:tab/><text:tab/>&lt;table&gt;</text:span></text:p>
      <text:p text:style-name="P9"><text:span text:style-name="T2"><text:tab/><text:tab/><text:tab/><text:tab/><text:tab/>&lt;tr&gt;</text:span></text:p>
      <text:p text:style-name="P9"><text:span text:style-name="T2"><text:tab/><text:tab/><text:tab/><text:tab/><text:tab/><text:tab/>&lt;td&gt;</text:span><text:span text:style-name="T3">Название</text:span><text:span text:style-name="T2">&lt;/td&gt;</text:span></text:p>
      <text:p text:style-name="P9"><text:span text:style-name="T2"><text:tab/><text:tab/><text:tab/><text:tab/><text:tab/><text:tab/>&lt;td&gt;</text:span><text:span text:style-name="T3">Остаток</text:span><text:span text:style-name="T2"> </text:span><text:span text:style-name="T3">на</text:span><text:span text:style-name="T2"> </text:span><text:span text:style-name="T3">складе</text:span><text:span text:style-name="T2">&lt;/td&gt;</text:span></text:p>
      <text:p text:style-name="P9"><text:span text:style-name="T2"><text:tab/><text:tab/><text:tab/><text:tab/><text:tab/><text:tab/>&lt;td&gt;</text:span><text:span text:style-name="T3">Стоимость</text:span><text:span text:style-name="T2">&lt;/td&gt;</text:span></text:p>
      <text:p text:style-name="P9"><text:span text:style-name="T2"><text:tab/><text:tab/><text:tab/><text:tab/><text:tab/>&lt;/tr&gt;</text:span></text:p>
      <text:p text:style-name="P9"><text:span text:style-name="T2"><text:tab/><text:tab/><text:tab/><text:tab/><text:tab/>&lt;% <text:tab/></text:span></text:p>
      <text:p text:style-name="P9"><text:span text:style-name="T2"><text:tab/><text:tab/><text:tab/><text:tab/><text:tab/><text:tab/>ProductDAOHib woodDAO = </text:span><text:span text:style-name="T5">new</text:span><text:span text:style-name="T2"> ProductDAOHib();</text:span></text:p>
      <text:p text:style-name="P9"><text:span text:style-name="T2"><text:tab/><text:tab/><text:tab/><text:tab/><text:tab/><text:tab/>List&lt;Product&gt; tableContent = woodDAO.getProductList();</text:span></text:p>
      <text:p text:style-name="P9"><text:span text:style-name="T2"><text:tab/><text:tab/><text:tab/><text:tab/><text:tab/><text:tab/></text:span><text:span text:style-name="T5">for</text:span><text:span text:style-name="T2"> (Product product: tableContent){</text:span></text:p>
      <text:p text:style-name="P9"><text:span text:style-name="T2"><text:tab/><text:tab/><text:tab/><text:tab/><text:tab/><text:tab/><text:tab/>out.print("&lt;tr&gt;");</text:span></text:p>
      <text:p text:style-name="P9"><text:span text:style-name="T2"><text:tab/><text:tab/><text:tab/><text:tab/><text:tab/><text:tab/><text:tab/>out.print("&lt;td&gt;" + product.getProductName() + "&lt;/td&gt;");</text:span></text:p>
      <text:p text:style-name="P9"><text:span text:style-name="T2"><text:tab/><text:tab/><text:tab/><text:tab/><text:tab/><text:tab/><text:tab/>out.print("&lt;td&gt;" + product.getBalance() + "&lt;/td&gt;");</text:span></text:p>
      <text:p text:style-name="P9"><text:span text:style-name="T2"><text:tab/><text:tab/><text:tab/><text:tab/><text:tab/><text:tab/><text:tab/>out.print("&lt;td&gt;" + product.getPrice() + "&lt;/td&gt;");</text:span></text:p>
      <text:p text:style-name="P9"><text:span text:style-name="T2"><text:tab/><text:tab/><text:tab/><text:tab/><text:tab/><text:tab/><text:tab/>out.print("&lt;/tr&gt;");</text:span></text:p>
      <text:p text:style-name="P9"><text:span text:style-name="T2"><text:tab/><text:tab/><text:tab/><text:tab/><text:tab/><text:tab/>}</text:span></text:p>
      <text:p text:style-name="P9"><text:span text:style-name="T2"><text:tab/><text:tab/><text:tab/><text:tab/><text:tab/>%&gt;</text:span></text:p>
      <text:p text:style-name="P9"><text:span text:style-name="T2"><text:tab/><text:tab/><text:tab/><text:tab/>&lt;/table&gt;</text:span></text:p>
      <text:p text:style-name="P9"><text:span text:style-name="T2"><text:tab/><text:tab/><text:tab/>&lt;/div&gt;</text:span></text:p>
      <text:p text:style-name="P9"><text:span text:style-name="T2"><text:tab/><text:tab/>&lt;/div&gt;</text:span></text:p>
      <text:p text:style-name="P9"><text:span text:style-name="T2"><text:tab/>&lt;/body&gt;</text:span></text:p>
      <text:p text:style-name="P9"><text:span text:style-name="T2">&lt;/html&gt;<text:tab/><text:tab/><text:tab/></text:span></text:p>
      <text:p text:style-name="P6">ВЫВОДЫ</text:p>
      <text:p text:style-name="P7"><text:span text:style-name="T6"><text:tab/>В ходе лабораторной работы были изучены основы технологии JSP и Servlets. Было создано приложение которое отображает данные из базы данных на страницу, а также обеспечивает вход пользователей на сайт. Для конфигурации веб сервера использовался файл web.xml, который обеспечивает отображение сервлетов, а также конфигурацию контейнера сервлетов Tomc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0:50:30.639936400</meta:creation-date>
    <dc:date>2015-04-09T21:14:36.281837103</dc:date>
    <meta:editing-duration>PT8M55S</meta:editing-duration>
    <meta:editing-cycles>1</meta:editing-cycles>
    <meta:document-statistic meta:table-count="0" meta:image-count="0" meta:object-count="0" meta:page-count="7" meta:paragraph-count="301" meta:word-count="1137" meta:character-count="13021" meta:non-whitespace-character-count="11013"/>
    <meta:generator>LibreOffice/4.2.7.2$Linux_X86_64 LibreOffice_project/420m0$Build-2</meta:generator>
  </office:meta>
</office:document-meta>
</file>